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ca70c" officeooo:paragraph-rsid="001ca70c"/>
    </style:style>
    <style:style style:name="T1" style:family="text">
      <style:text-properties officeooo:rsid="001dc3f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23<text:span text:style-name="T1">3455779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25T11:02:16.714291036</meta:creation-date>
    <dc:date>2020-07-25T11:03:28.163331652</dc:date>
    <meta:editing-duration>PT1M14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1" meta:word-count="1" meta:character-count="10" meta:non-whitespace-character-count="10"/>
  </office:meta>
</office:document-meta>
</file>